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5 — RHCA ADVANCED INFRASTRUCTURE / CONTAINERS</text:p>
          </draw:text-box>
        </draw:frame>
        <draw:frame draw:style-name="TransBox" svg:width="31.8700cm" svg:height="5.5000cm" svg:x="1.0000cm" svg:y="2.3000cm">
          <draw:text-box>
            <text:p text:style-name="PTitleMain">Volumes and Persistent Data</text:p>
          </draw:text-box>
        </draw:frame>
        <draw:frame draw:style-name="TransBox" svg:width="31.8700cm" svg:height="3.5000cm" svg:x="1.0000cm" svg:y="8.8000cm">
          <draw:text-box>
            <text:p text:style-name="PBody">Containers are ephemeral by default. Volumes and bind mounts let you persist data across container restarts and replacements. Types of storage in Podman Named volumes</text:p>
          </draw:text-box>
        </draw:frame>
        <draw:frame draw:style-name="TransBox" svg:width="31.8700cm" svg:height="1.0000cm" svg:x="1.0000cm" svg:y="17.8000cm">
          <draw:text-box>
            <text:p text:style-name="PFooter">05-rhca/containers/03-volumes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Types of storage in Podman</text:p>
            <text:p text:style-name="PBullet">▶  Named volumes</text:p>
            <text:p text:style-name="PBullet">▶  Bind mounts</text:p>
            <text:p text:style-name="PBullet">▶  tmpfs mounts</text:p>
            <text:p text:style-name="PBullet">▶  Data persistence patterns</text:p>
            <text:p text:style-name="PBullet">▶  Backup and restore volume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ypes of storage in Podman</text:p>
          </draw:text-box>
        </draw:frame>
        <draw:frame draw:style-name="TransBox" svg:width="31.8700cm" svg:height="13.5500cm" svg:x="1.0000cm" svg:y="4.0000cm">
          <draw:text-box>
            <text:p text:style-name="PBullet">• Type: Description</text:p>
            <text:p text:style-name="PBullet">• Named volume: Managed by Podman, stored in container storage</text:p>
            <text:p text:style-name="PBullet">• Bind mount: A host path mapped into the container</text:p>
            <text:p text:style-name="PBullet">• tmpfs: In-memory, cleared on container stop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Named volumes</text:p>
          </draw:text-box>
        </draw:frame>
        <draw:frame draw:style-name="CodeBox" svg:width="31.8700cm" svg:height="13.5500cm" svg:x="1.0000cm" svg:y="4.0000cm">
          <draw:text-box>
            <text:p text:style-name="PCode"># Create a volume
podman volume create mydata

# List volumes
podman volume ls

# Inspect
podman volume inspect mydata

# Use in a container
podman run -d --name db \
  -v mydata:/var/lib/mysql:Z \
  -e MYSQL_ROOT_PASSWORD=secret \
  mariadb:latest
… (6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Bind mounts</text:p>
          </draw:text-box>
        </draw:frame>
        <draw:frame draw:style-name="TransBox" svg:width="15.7350cm" svg:height="13.5500cm" svg:x="1.0000cm" svg:y="4.0000cm">
          <draw:text-box>
            <text:p text:style-name="PBullet">• The :Z suffix is critical on RHEL — it sets the correct SELinux context</text:p>
            <text:p text:style-name="PBullet">• on the host directory for the container to access it. See Container SELinux Gotchas.</text:p>
          </draw:text-box>
        </draw:frame>
        <draw:frame draw:style-name="CodeBox" svg:width="15.7350cm" svg:height="13.5500cm" svg:x="17.1350cm" svg:y="4.0000cm">
          <draw:text-box>
            <text:p text:style-name="PCode"># Mount a host directory into the container
mkdir -p ~/myapp/data

podman run -d --name app \
  -v ~/myapp/data:/app/data:Z \
  myapp:latest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mpfs mounts</text:p>
          </draw:text-box>
        </draw:frame>
        <draw:frame draw:style-name="TransBox" svg:width="15.7350cm" svg:height="13.5500cm" svg:x="1.0000cm" svg:y="4.0000cm">
          <draw:text-box>
            <text:p text:style-name="PBullet">• Contents of /app/tmp inside the container are in RAM and never touch disk.</text:p>
            <text:p text:style-name="PBullet">• Use for sensitive temporary files.</text:p>
          </draw:text-box>
        </draw:frame>
        <draw:frame draw:style-name="CodeBox" svg:width="15.7350cm" svg:height="13.5500cm" svg:x="17.1350cm" svg:y="4.0000cm">
          <draw:text-box>
            <text:p text:style-name="PCode">podman run -d --name app \
  --tmpfs /app/tmp:rw,size=64m \
  myapp:latest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Backup and restore volumes</text:p>
          </draw:text-box>
        </draw:frame>
        <draw:frame draw:style-name="CodeBox" svg:width="31.8700cm" svg:height="13.5500cm" svg:x="1.0000cm" svg:y="4.0000cm">
          <draw:text-box>
            <text:p text:style-name="PCode"># Backup a named volume
podman run --rm \
  -v mydata:/data:ro,Z \
  -v $(pwd):/backup:Z \
  ubi9 tar czf /backup/mydata-backup.tar.gz -C /data .

# Restore a volume
podman run --rm \
  -v mydata:/data:Z \
  -v $(pwd):/backup:ro,Z \
  ubi9 tar xzf /backup/mydata-backup.tar.gz -C /data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Volumes and Persistent Data</text:p>
          </draw:text-box>
        </draw:frame>
        <draw:frame draw:style-name="TransBox" svg:width="31.8700cm" svg:height="13.5500cm" svg:x="1.0000cm" svg:y="4.0000cm">
          <draw:text-box>
            <text:p text:style-name="PBullet">✓  Types of storage in Podman: Type: Description</text:p>
            <text:p text:style-name="PBullet">✓  Named volumes</text:p>
            <text:p text:style-name="PBullet">✓  Bind mounts: The :Z suffix is critical on RHEL — it sets the correct SELinux context</text:p>
            <text:p text:style-name="PBullet">✓  tmpfs mounts: Contents of /app/tmp inside the container are in RAM and never touch disk.</text:p>
            <text:p text:style-name="PBullet">✓  Backup and restore volume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